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1.3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4833" calcext:value-type="float">
            <text:p>44833</text:p>
          </table:table-cell>
          <table:table-cell office:value-type="float" office:value="1004" calcext:value-type="float">
            <text:p>1004</text:p>
          </table:table-cell>
          <table:table-cell office:value-type="float" office:value="13641706454" calcext:value-type="float">
            <text:p>13641706454</text:p>
          </table:table-cell>
          <table:table-cell office:value-type="float" office:value="9194329297" calcext:value-type="float">
            <text:p>9194329297</text:p>
          </table:table-cell>
          <table:table-cell office:value-type="float" office:value="6932128" calcext:value-type="float">
            <text:p>6932128</text:p>
          </table:table-cell>
          <table:table-cell office:value-type="float" office:value="278947090" calcext:value-type="float">
            <text:p>278947090</text:p>
          </table:table-cell>
          <table:table-cell office:value-type="float" office:value="370238809" calcext:value-type="float">
            <text:p>370238809</text:p>
          </table:table-cell>
          <table:table-cell office:value-type="float" office:value="567969" calcext:value-type="float">
            <text:p>56796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83709" calcext:value-type="float">
            <text:p>1.483709</text:p>
          </table:table-cell>
          <table:table-cell office:value-type="float" office:value="6932128" calcext:value-type="float">
            <text:p>6932128</text:p>
          </table:table-cell>
          <table:table-cell office:value-type="float" office:value="17.781488" calcext:value-type="float">
            <text:p>17.781488</text:p>
          </table:table-cell>
          <table:table-cell office:value-type="float" office:value="23.600882" calcext:value-type="float">
            <text:p>23.600882</text:p>
          </table:table-cell>
          <table:table-cell office:value-type="float" office:value="0.036205" calcext:value-type="float">
            <text:p>0.036205</text:p>
          </table:table-cell>
          <table:table-cell office:value-type="float" office:value="0.75" calcext:value-type="float">
            <text:p>0.75</text:p>
          </table:table-cell>
          <table:table-cell office:value-type="float" office:value="651.86" calcext:value-type="float">
            <text:p>651.86</text:p>
          </table:table-cell>
        </table:table-row>
        <table:table-row table:style-name="ro1">
          <table:table-cell office:value-type="float" office:value="44833" calcext:value-type="float">
            <text:p>44833</text:p>
          </table:table-cell>
          <table:table-cell office:value-type="float" office:value="2007" calcext:value-type="float">
            <text:p>2007</text:p>
          </table:table-cell>
          <table:table-cell office:value-type="float" office:value="15432711928" calcext:value-type="float">
            <text:p>15432711928</text:p>
          </table:table-cell>
          <table:table-cell office:value-type="float" office:value="9433677663" calcext:value-type="float">
            <text:p>9433677663</text:p>
          </table:table-cell>
          <table:table-cell office:value-type="float" office:value="8008736" calcext:value-type="float">
            <text:p>8008736</text:p>
          </table:table-cell>
          <table:table-cell office:value-type="float" office:value="325961975" calcext:value-type="float">
            <text:p>325961975</text:p>
          </table:table-cell>
          <table:table-cell office:value-type="float" office:value="430748617" calcext:value-type="float">
            <text:p>430748617</text:p>
          </table:table-cell>
          <table:table-cell office:value-type="float" office:value="46648" calcext:value-type="float">
            <text:p>4664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35917" calcext:value-type="float">
            <text:p>1.635917</text:p>
          </table:table-cell>
          <table:table-cell office:value-type="float" office:value="8008736" calcext:value-type="float">
            <text:p>8008736</text:p>
          </table:table-cell>
          <table:table-cell office:value-type="float" office:value="20.79917" calcext:value-type="float">
            <text:p>20.79917</text:p>
          </table:table-cell>
          <table:table-cell office:value-type="float" office:value="27.485455" calcext:value-type="float">
            <text:p>27.485455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76" calcext:value-type="float">
            <text:p>0.76</text:p>
          </table:table-cell>
          <table:table-cell office:value-type="float" office:value="9234.02" calcext:value-type="float">
            <text:p>9234.02</text:p>
          </table:table-cell>
        </table:table-row>
        <table:table-row table:style-name="ro1">
          <table:table-cell office:value-type="float" office:value="44833" calcext:value-type="float">
            <text:p>44833</text:p>
          </table:table-cell>
          <table:table-cell office:value-type="float" office:value="3010" calcext:value-type="float">
            <text:p>3010</text:p>
          </table:table-cell>
          <table:table-cell office:value-type="float" office:value="15550764916" calcext:value-type="float">
            <text:p>15550764916</text:p>
          </table:table-cell>
          <table:table-cell office:value-type="float" office:value="9432766533" calcext:value-type="float">
            <text:p>9432766533</text:p>
          </table:table-cell>
          <table:table-cell office:value-type="float" office:value="8036479" calcext:value-type="float">
            <text:p>8036479</text:p>
          </table:table-cell>
          <table:table-cell office:value-type="float" office:value="329221229" calcext:value-type="float">
            <text:p>329221229</text:p>
          </table:table-cell>
          <table:table-cell office:value-type="float" office:value="434877381" calcext:value-type="float">
            <text:p>434877381</text:p>
          </table:table-cell>
          <table:table-cell office:value-type="float" office:value="44519" calcext:value-type="float">
            <text:p>445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4859" calcext:value-type="float">
            <text:p>1.64859</text:p>
          </table:table-cell>
          <table:table-cell office:value-type="float" office:value="8036479" calcext:value-type="float">
            <text:p>8036479</text:p>
          </table:table-cell>
          <table:table-cell office:value-type="float" office:value="21.007137" calcext:value-type="float">
            <text:p>21.007137</text:p>
          </table:table-cell>
          <table:table-cell office:value-type="float" office:value="27.748905" calcext:value-type="float">
            <text:p>27.748905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0.76" calcext:value-type="float">
            <text:p>0.76</text:p>
          </table:table-cell>
          <table:table-cell office:value-type="float" office:value="9768.35" calcext:value-type="float">
            <text:p>9768.35</text:p>
          </table:table-cell>
        </table:table-row>
        <table:table-row table:style-name="ro1">
          <table:table-cell office:value-type="float" office:value="44833" calcext:value-type="float">
            <text:p>44833</text:p>
          </table:table-cell>
          <table:table-cell office:value-type="float" office:value="4013" calcext:value-type="float">
            <text:p>4013</text:p>
          </table:table-cell>
          <table:table-cell office:value-type="float" office:value="13884115873" calcext:value-type="float">
            <text:p>13884115873</text:p>
          </table:table-cell>
          <table:table-cell office:value-type="float" office:value="9464933130" calcext:value-type="float">
            <text:p>9464933130</text:p>
          </table:table-cell>
          <table:table-cell office:value-type="float" office:value="6947071" calcext:value-type="float">
            <text:p>6947071</text:p>
          </table:table-cell>
          <table:table-cell office:value-type="float" office:value="282062085" calcext:value-type="float">
            <text:p>282062085</text:p>
          </table:table-cell>
          <table:table-cell office:value-type="float" office:value="373825536" calcext:value-type="float">
            <text:p>373825536</text:p>
          </table:table-cell>
          <table:table-cell office:value-type="float" office:value="40080" calcext:value-type="float">
            <text:p>400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66901" calcext:value-type="float">
            <text:p>1.466901</text:p>
          </table:table-cell>
          <table:table-cell office:value-type="float" office:value="6947071" calcext:value-type="float">
            <text:p>6947071</text:p>
          </table:table-cell>
          <table:table-cell office:value-type="float" office:value="17.99798" calcext:value-type="float">
            <text:p>17.99798</text:p>
          </table:table-cell>
          <table:table-cell office:value-type="float" office:value="23.853275" calcext:value-type="float">
            <text:p>23.853275</text:p>
          </table:table-cell>
          <table:table-cell office:value-type="float" office:value="0.002557" calcext:value-type="float">
            <text:p>0.002557</text:p>
          </table:table-cell>
          <table:table-cell office:value-type="float" office:value="0.75" calcext:value-type="float">
            <text:p>0.75</text:p>
          </table:table-cell>
          <table:table-cell office:value-type="float" office:value="9326.98" calcext:value-type="float">
            <text:p>9326.98</text:p>
          </table:table-cell>
        </table:table-row>
        <table:table-row table:style-name="ro1">
          <table:table-cell office:value-type="float" office:value="44833" calcext:value-type="float">
            <text:p>44833</text:p>
          </table:table-cell>
          <table:table-cell office:value-type="float" office:value="5016" calcext:value-type="float">
            <text:p>5016</text:p>
          </table:table-cell>
          <table:table-cell office:value-type="float" office:value="15402827847" calcext:value-type="float">
            <text:p>15402827847</text:p>
          </table:table-cell>
          <table:table-cell office:value-type="float" office:value="9464861623" calcext:value-type="float">
            <text:p>9464861623</text:p>
          </table:table-cell>
          <table:table-cell office:value-type="float" office:value="7872754" calcext:value-type="float">
            <text:p>7872754</text:p>
          </table:table-cell>
          <table:table-cell office:value-type="float" office:value="324476666" calcext:value-type="float">
            <text:p>324476666</text:p>
          </table:table-cell>
          <table:table-cell office:value-type="float" office:value="428016966" calcext:value-type="float">
            <text:p>428016966</text:p>
          </table:table-cell>
          <table:table-cell office:value-type="float" office:value="43482" calcext:value-type="float">
            <text:p>4348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2737" calcext:value-type="float">
            <text:p>1.62737</text:p>
          </table:table-cell>
          <table:table-cell office:value-type="float" office:value="7872754" calcext:value-type="float">
            <text:p>7872754</text:p>
          </table:table-cell>
          <table:table-cell office:value-type="float" office:value="20.704393" calcext:value-type="float">
            <text:p>20.704393</text:p>
          </table:table-cell>
          <table:table-cell office:value-type="float" office:value="27.311152" calcext:value-type="float">
            <text:p>27.311152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.76" calcext:value-type="float">
            <text:p>0.76</text:p>
          </table:table-cell>
          <table:table-cell office:value-type="float" office:value="9843.54" calcext:value-type="float">
            <text:p>9843.54</text:p>
          </table:table-cell>
        </table:table-row>
        <table:table-row table:style-name="ro1">
          <table:table-cell office:value-type="float" office:value="44833" calcext:value-type="float">
            <text:p>44833</text:p>
          </table:table-cell>
          <table:table-cell office:value-type="float" office:value="5475" calcext:value-type="float">
            <text:p>5475</text:p>
          </table:table-cell>
          <table:table-cell office:value-type="float" office:value="6806992498" calcext:value-type="float">
            <text:p>6806992498</text:p>
          </table:table-cell>
          <table:table-cell office:value-type="float" office:value="4096740585" calcext:value-type="float">
            <text:p>4096740585</text:p>
          </table:table-cell>
          <table:table-cell office:value-type="float" office:value="3561506" calcext:value-type="float">
            <text:p>3561506</text:p>
          </table:table-cell>
          <table:table-cell office:value-type="float" office:value="144407329" calcext:value-type="float">
            <text:p>144407329</text:p>
          </table:table-cell>
          <table:table-cell office:value-type="float" office:value="190885036" calcext:value-type="float">
            <text:p>190885036</text:p>
          </table:table-cell>
          <table:table-cell office:value-type="float" office:value="20642" calcext:value-type="float">
            <text:p>206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1563" calcext:value-type="float">
            <text:p>1.661563</text:p>
          </table:table-cell>
          <table:table-cell office:value-type="float" office:value="3561506" calcext:value-type="float">
            <text:p>3561506</text:p>
          </table:table-cell>
          <table:table-cell office:value-type="float" office:value="20.135227" calcext:value-type="float">
            <text:p>20.135227</text:p>
          </table:table-cell>
          <table:table-cell office:value-type="float" office:value="26.61578" calcext:value-type="float">
            <text:p>26.61578</text:p>
          </table:table-cell>
          <table:table-cell office:value-type="float" office:value="0.002878" calcext:value-type="float">
            <text:p>0.002878</text:p>
          </table:table-cell>
          <table:table-cell office:value-type="float" office:value="0.76" calcext:value-type="float">
            <text:p>0.76</text:p>
          </table:table-cell>
          <table:table-cell office:value-type="float" office:value="9247.41" calcext:value-type="float">
            <text:p>9247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0:13:31.147858119</meta:creation-date>
    <dc:date>2015-10-14T20:15:05.510593733</dc:date>
    <meta:editing-duration>P0D</meta:editing-duration>
    <meta:editing-cycles>1</meta:editing-cycles>
    <meta:document-statistic meta:table-count="1" meta:cell-count="140" meta:object-count="0"/>
    <meta:generator>LibreOffice/4.2.8.2$Linux_X86_64 LibreOffice_project/420m0$Build-2</meta:generator>
  </office:meta>
</office:document-meta>
</file>